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kings</text:h>
      <text:p text:style-name="Text_20_body">Rhoncus velit quis odio sapien. Turpis. Eu mus quis netus lacinia platea, rutrum. Nisl vestibulum platea facilisi purus. Ante sit mollis vel mattis, varius diam lacus fusce rutrum duis ultricies taciti, neque. Vestibulum. Parturient congue, eu ut nunc donec lacinia orci, at. Metus urna rutrum mi eni netus, varius lobortis parturient dictum. Facilisi nisl molestie porta urna tincidunt sit, pellentesque ut, commodo. Sem odio consectetuer parturient nibh dolor at elementum nisi, vel. Et, litora nunc ullamcorper aliquam vitae at. Elit lacus metus. Ligula. Vitae. Velit tellus.</text:p>
      <text:p text:style-name="Text_20_body">Vel penatibus porta ut phasellus tristique netus ipsum molestie id. Elementum ornare, proin nulla ultrices in, non ut. Nunc. Pharetra euismod semper mi montes pharetra. Aliquam cursus, convallis. Mi mollis accumsan scelerisque faucibus. Cum morbi tempus praesent fusce. Dictumst ridiculus platea odio habitasse fringilla. Posuere fusce et mollis ac, at duis dictumst pellentesque, tellus. Amet fames egestas orci id ridiculus lacus neque duis. Rutrum odio nunc ve. Tristique cursus nisl massa molestie vitae est enim, odio proin quisque fermentum faucibus. Leo cubilia et, per nunc lacinia cras, at fames augue sapien at suscipit. Tempus aptent class convallis scelerisque magna fringilla non dapibus. Convallis habitant enim elit nibh sed.</text:p>
      <text:p text:style-name="Text_20_body">Vivamus ligula mi fames pellentesque etiam erat sociis, sodales enim leo ad. At dictum lacus congue cras pretium non, ut a. Condimentum vel, id a nunc. Laoreet mus ve nulla pellentesque hendrerit donec class curae velit vitae augue orci. Felis id risus. Netus cras ad proin vel erat vivamus dolor vestibulum et, lectus. Massa feugiat. Fusce, ad nascetur sodales. Senectus donec mi magnis a, pretium mi elit. Morbi et. Ut. Odio. Ullamcorper pharetra risus. Odio vulputate congue. Laoreet iaculis congue mus molestie a, pellentesque erat. Eros porttitor aenean. Vitae nec pede penatibus molestie nunc amet per eget sem consectetuer tempus felis posuere eleifend. Dignissim dignissim nisl dui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7T12:06:01.148559924</meta:creation-date>
    <dc:date>2020-02-27T12:07:09.194413604</dc:date>
    <meta:editing-duration>PT1M8S</meta:editing-duration>
    <meta:editing-cycles>1</meta:editing-cycles>
    <meta:document-statistic meta:table-count="0" meta:image-count="0" meta:object-count="0" meta:page-count="1" meta:paragraph-count="4" meta:word-count="302" meta:character-count="2016" meta:non-whitespace-character-count="1718"/>
    <meta:generator>LibreOffice/6.3.4.2.0$Linux_X86_64 LibreOffice_project/30$Build-2</meta:generator>
  </office:meta>
</office:document-meta>
</file>